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CODE Cliché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float" office:value="871676" table:style-name="ce7">
            <text:p>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float" office:value="222" table:style-name="ce7">
            <text:p>2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office:value-type="float" office:value="545" table:style-name="ce7">
            <text:p>545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office:value-type="float" office:value="57" table:style-name="ce10">
            <text:p>57</text:p>
          </table:table-cell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office:value-type="float" office:value="57757" table:style-name="ce7">
            <text:p>57757</text:p>
          </table:table-cell>
          <table:table-cell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office:value-type="float" office:value="5753" table:style-name="ce7">
            <text:p>5753</text:p>
          </table:table-cell>
          <table:table-cell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office:value-type="float" office:value="5757" table:style-name="ce7">
            <text:p>575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office:value-type="float" office:value="575" table:style-name="ce7">
            <text:p>57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1</text:p>
          </table:table-cell>
          <table:table-cell table:number-columns-repeated="2" table:style-name="ce7"/>
          <table:table-cell office:value-type="float" office:value="767" table:style-name="ce7">
            <text:p>76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49:08Z</dc:date>
  </office:meta>
</office:document-meta>
</file>